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.20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6cm" fo:min-width="0.2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6cm" fo:min-width="0.205cm"/>
    </style:style>
    <style:style style:name="gr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solid" draw:stroke-dash="Ultrafine_20_Dashed" draw:marker-end="Arrowheads_20_1" draw:fill="solid"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Ultrafine_20_Dashed" draw:marker-end="Arrowheads_20_1" draw:fill="solid" draw:fill-color="#ffff66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6cm" fo:min-width="0.2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6cm" fo:min-width="0.2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6cm" fo:min-width="0.29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6cm" fo:min-width="0.294cm"/>
    </style:style>
    <style:style style:name="gr12" style:family="graphic" style:parent-style-name="standard">
      <style:graphic-properties draw:stroke="solid" draw:stroke-dash="Ultrafine_20_Dashed" draw:marker-end="Arrowheads_20_1" draw:fill="solid" draw:fill-color="#c0c0c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.27cm" svg:height="1.27cm" svg:x="6.753cm" svg:y="2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0.853cm" svg:height="0.962cm" svg:x="6.962cm" svg:y="2.625cm">
          <draw:text-box>
            <text:p>0</text:p>
          </draw:text-box>
        </draw:frame>
        <draw:custom-shape draw:style-name="gr1" draw:text-style-name="P1" draw:id="id3" draw:layer="layout" svg:width="1.27cm" svg:height="1.27cm" svg:x="8.023cm" svg:y="2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0.853cm" svg:height="0.962cm" svg:x="8.232cm" svg:y="2.625cm">
          <draw:text-box>
            <text:p>8</text:p>
          </draw:text-box>
        </draw:frame>
        <draw:custom-shape draw:style-name="gr1" draw:text-style-name="P1" draw:id="id2" draw:layer="layout" svg:width="1.27cm" svg:height="1.27cm" svg:x="6.753cm" svg:y="5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0.853cm" svg:height="0.962cm" svg:x="6.962cm" svg:y="5.165cm">
          <draw:text-box>
            <text:p>0</text:p>
          </draw:text-box>
        </draw:frame>
        <draw:custom-shape draw:style-name="gr1" draw:text-style-name="P1" draw:id="id6" draw:layer="layout" svg:width="1.27cm" svg:height="1.27cm" svg:x="8.023cm" svg:y="5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0.853cm" svg:height="0.962cm" svg:x="8.232cm" svg:y="5.165cm">
          <draw:text-box>
            <text:p>4</text:p>
          </draw:text-box>
        </draw:frame>
        <draw:custom-shape draw:style-name="gr1" draw:text-style-name="P1" draw:id="id4" draw:layer="layout" svg:width="1.27cm" svg:height="1.27cm" svg:x="9.928cm" svg:y="5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0.853cm" svg:height="0.962cm" svg:x="10.137cm" svg:y="5.165cm">
          <draw:text-box>
            <text:p>8</text:p>
          </draw:text-box>
        </draw:frame>
        <draw:custom-shape draw:style-name="gr1" draw:text-style-name="P1" draw:id="id5" draw:layer="layout" svg:width="1.27cm" svg:height="1.27cm" svg:x="6.753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0.853cm" svg:height="0.962cm" svg:x="6.962cm" svg:y="7.705cm">
          <draw:text-box>
            <text:p>0</text:p>
          </draw:text-box>
        </draw:frame>
        <draw:custom-shape draw:style-name="gr1" draw:text-style-name="P1" draw:id="id10" draw:layer="layout" svg:width="1.27cm" svg:height="1.27cm" svg:x="8.023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0.853cm" svg:height="0.962cm" svg:x="8.232cm" svg:y="7.705cm">
          <draw:text-box>
            <text:p>2</text:p>
          </draw:text-box>
        </draw:frame>
        <draw:custom-shape draw:style-name="gr1" draw:text-style-name="P1" draw:id="id7" draw:layer="layout" svg:width="1.27cm" svg:height="1.27cm" svg:x="9.928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0.853cm" svg:height="0.962cm" svg:x="10.137cm" svg:y="7.705cm">
          <draw:text-box>
            <text:p>4</text:p>
          </draw:text-box>
        </draw:frame>
        <draw:custom-shape draw:style-name="gr1" draw:text-style-name="P1" draw:id="id13" draw:layer="layout" svg:width="1.27cm" svg:height="1.27cm" svg:x="11.198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0.853cm" svg:height="0.962cm" svg:x="11.407cm" svg:y="7.705cm">
          <draw:text-box>
            <text:p>4</text:p>
          </draw:text-box>
        </draw:frame>
        <draw:custom-shape draw:style-name="gr1" draw:text-style-name="P1" draw:id="id8" draw:layer="layout" svg:width="1.27cm" svg:height="1.27cm" svg:x="13.103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0.853cm" svg:height="0.962cm" svg:x="13.312cm" svg:y="7.705cm">
          <draw:text-box>
            <text:p>8</text:p>
          </draw:text-box>
        </draw:frame>
        <draw:connector draw:style-name="gr5" draw:text-style-name="P1" draw:layer="layout" draw:type="curve" svg:x1="7.388cm" svg:y1="3.741cm" svg:x2="7.388cm" svg:y2="5.011cm" draw:start-shape="id1" draw:start-glue-point="2" draw:end-shape="id2" draw:end-glue-point="0" svg:d="m7388 3741v1270">
          <text:p/>
        </draw:connector>
        <draw:connector draw:style-name="gr5" draw:text-style-name="P1" draw:layer="layout" draw:type="curve" svg:x1="8.658cm" svg:y1="3.741cm" svg:x2="10.563cm" svg:y2="5.011cm" draw:start-shape="id3" draw:start-glue-point="2" draw:end-shape="id4" draw:end-glue-point="0" svg:d="m8658 3741c0 952 1905 318 1905 1270">
          <text:p/>
        </draw:connector>
        <draw:connector draw:style-name="gr5" draw:text-style-name="P1" draw:layer="layout" draw:type="curve" svg:x1="7.388cm" svg:y1="6.281cm" svg:x2="7.388cm" svg:y2="7.551cm" draw:start-shape="id2" draw:start-glue-point="2" draw:end-shape="id5" draw:end-glue-point="0" svg:d="m7388 6281v1270">
          <text:p/>
        </draw:connector>
        <draw:connector draw:style-name="gr5" draw:text-style-name="P1" draw:layer="layout" draw:type="curve" svg:x1="8.658cm" svg:y1="6.281cm" svg:x2="10.563cm" svg:y2="7.551cm" draw:start-shape="id6" draw:start-glue-point="2" draw:end-shape="id7" draw:end-glue-point="0" svg:d="m8658 6281c0 952 1905 318 1905 1270">
          <text:p/>
        </draw:connector>
        <draw:connector draw:style-name="gr5" draw:text-style-name="P1" draw:layer="layout" draw:type="curve" svg:x1="10.563cm" svg:y1="6.281cm" svg:x2="13.738cm" svg:y2="7.551cm" draw:start-shape="id4" draw:start-glue-point="2" draw:end-shape="id8" draw:end-glue-point="0" svg:d="m10563 6281c0 952 3175 318 3175 1270">
          <text:p/>
        </draw:connector>
        <draw:custom-shape draw:style-name="gr1" draw:text-style-name="P1" draw:id="id16" draw:layer="layout" svg:width="1.27cm" svg:height="1.27cm" svg:x="14.373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0.853cm" svg:height="0.962cm" svg:x="14.582cm" svg:y="7.705cm">
          <draw:text-box>
            <text:p>9</text:p>
          </draw:text-box>
        </draw:frame>
        <draw:custom-shape draw:style-name="gr6" draw:text-style-name="P1" draw:id="id9" draw:layer="layout" svg:width="1.27cm" svg:height="1.27cm" svg:x="6.753cm" svg:y="11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0.853cm" svg:height="0.962cm" svg:x="6.962cm" svg:y="11.515cm">
          <draw:text-box>
            <text:p>0</text:p>
          </draw:text-box>
        </draw:frame>
        <draw:custom-shape draw:style-name="gr7" draw:text-style-name="P1" draw:layer="layout" svg:width="1.27cm" svg:height="1.27cm" svg:x="8.023cm" svg:y="11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0.925cm" svg:height="0.962cm" svg:x="8.232cm" svg:y="11.515cm">
          <draw:text-box>
            <text:p>A</text:p>
          </draw:text-box>
        </draw:frame>
        <draw:custom-shape draw:style-name="gr7" draw:text-style-name="P1" draw:layer="layout" svg:width="1.27cm" svg:height="1.27cm" svg:x="6.753cm" svg:y="1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0.853cm" svg:height="0.962cm" svg:x="6.962cm" svg:y="12.785cm">
          <draw:text-box>
            <text:p>1</text:p>
          </draw:text-box>
        </draw:frame>
        <draw:custom-shape draw:style-name="gr7" draw:text-style-name="P1" draw:layer="layout" svg:width="1.27cm" svg:height="1.27cm" svg:x="8.023cm" svg:y="1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0.925cm" svg:height="0.962cm" svg:x="8.232cm" svg:y="12.785cm">
          <draw:text-box>
            <text:p>B</text:p>
          </draw:text-box>
        </draw:frame>
        <draw:connector draw:style-name="gr5" draw:text-style-name="P1" draw:layer="layout" draw:type="curve" svg:x1="7.388cm" svg:y1="8.821cm" svg:x2="7.388cm" svg:y2="11.361cm" draw:start-shape="id5" draw:start-glue-point="2" draw:end-shape="id9" draw:end-glue-point="0" svg:d="m7388 8821v2540">
          <text:p/>
        </draw:connector>
        <draw:custom-shape draw:style-name="gr6" draw:text-style-name="P1" draw:id="id11" draw:layer="layout" svg:width="1.27cm" svg:height="1.27cm" svg:x="9.928cm" svg:y="11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0.853cm" svg:height="0.962cm" svg:x="10.137cm" svg:y="11.515cm">
          <draw:text-box>
            <text:p>2</text:p>
          </draw:text-box>
        </draw:frame>
        <draw:custom-shape draw:style-name="gr7" draw:text-style-name="P1" draw:layer="layout" svg:width="1.27cm" svg:height="1.27cm" svg:x="11.198cm" svg:y="11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layer="layout" svg:width="0.925cm" svg:height="0.962cm" svg:x="11.407cm" svg:y="11.515cm">
          <draw:text-box>
            <text:p>A</text:p>
          </draw:text-box>
        </draw:frame>
        <draw:custom-shape draw:style-name="gr7" draw:text-style-name="P1" draw:layer="layout" svg:width="1.27cm" svg:height="1.27cm" svg:x="9.928cm" svg:y="1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0.853cm" svg:height="0.962cm" svg:x="10.137cm" svg:y="12.785cm">
          <draw:text-box>
            <text:p>3</text:p>
          </draw:text-box>
        </draw:frame>
        <draw:custom-shape draw:style-name="gr7" draw:text-style-name="P1" draw:layer="layout" svg:width="1.27cm" svg:height="1.27cm" svg:x="11.198cm" svg:y="1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layer="layout" svg:width="0.959cm" svg:height="0.962cm" svg:x="11.407cm" svg:y="12.785cm">
          <draw:text-box>
            <text:p>C</text:p>
          </draw:text-box>
        </draw:frame>
        <draw:custom-shape draw:style-name="gr6" draw:text-style-name="P1" draw:id="id12" draw:layer="layout" svg:width="1.27cm" svg:height="1.27cm" svg:x="13.103cm" svg:y="11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0.853cm" svg:height="0.962cm" svg:x="13.312cm" svg:y="11.515cm">
          <draw:text-box>
            <text:p>4</text:p>
          </draw:text-box>
        </draw:frame>
        <draw:custom-shape draw:style-name="gr7" draw:text-style-name="P1" draw:layer="layout" svg:width="1.27cm" svg:height="1.27cm" svg:x="14.373cm" svg:y="11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0.925cm" svg:height="0.962cm" svg:x="14.582cm" svg:y="11.515cm">
          <draw:text-box>
            <text:p>A</text:p>
          </draw:text-box>
        </draw:frame>
        <draw:custom-shape draw:style-name="gr7" draw:text-style-name="P1" draw:layer="layout" svg:width="1.27cm" svg:height="1.27cm" svg:x="13.103cm" svg:y="1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0.853cm" svg:height="0.962cm" svg:x="13.312cm" svg:y="12.785cm">
          <draw:text-box>
            <text:p>4</text:p>
          </draw:text-box>
        </draw:frame>
        <draw:custom-shape draw:style-name="gr7" draw:text-style-name="P1" draw:layer="layout" svg:width="1.27cm" svg:height="1.27cm" svg:x="14.373cm" svg:y="1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layer="layout" svg:width="0.959cm" svg:height="0.962cm" svg:x="14.582cm" svg:y="12.785cm">
          <draw:text-box>
            <text:p>B</text:p>
          </draw:text-box>
        </draw:frame>
        <draw:custom-shape draw:style-name="gr6" draw:text-style-name="P1" draw:id="id14" draw:layer="layout" svg:width="1.27cm" svg:height="1.27cm" svg:x="16.278cm" svg:y="11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0.853cm" svg:height="0.962cm" svg:x="16.487cm" svg:y="11.515cm">
          <draw:text-box>
            <text:p>4</text:p>
          </draw:text-box>
        </draw:frame>
        <draw:custom-shape draw:style-name="gr7" draw:text-style-name="P1" draw:layer="layout" svg:width="1.27cm" svg:height="1.27cm" svg:x="17.548cm" svg:y="11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layer="layout" svg:width="0.925cm" svg:height="0.962cm" svg:x="17.757cm" svg:y="11.515cm">
          <draw:text-box>
            <text:p>C</text:p>
          </draw:text-box>
        </draw:frame>
        <draw:custom-shape draw:style-name="gr7" draw:text-style-name="P1" draw:layer="layout" svg:width="1.27cm" svg:height="1.27cm" svg:x="16.278cm" svg:y="1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0.853cm" svg:height="0.962cm" svg:x="16.487cm" svg:y="12.785cm">
          <draw:text-box>
            <text:p>8</text:p>
          </draw:text-box>
        </draw:frame>
        <draw:custom-shape draw:style-name="gr7" draw:text-style-name="P1" draw:layer="layout" svg:width="1.27cm" svg:height="1.27cm" svg:x="17.548cm" svg:y="1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layer="layout" svg:width="0.925cm" svg:height="0.962cm" svg:x="17.757cm" svg:y="12.785cm">
          <draw:text-box>
            <text:p>A</text:p>
          </draw:text-box>
        </draw:frame>
        <draw:custom-shape draw:style-name="gr6" draw:text-style-name="P1" draw:id="id15" draw:layer="layout" svg:width="1.27cm" svg:height="1.27cm" svg:x="19.453cm" svg:y="11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0.853cm" svg:height="0.962cm" svg:x="19.662cm" svg:y="11.515cm">
          <draw:text-box>
            <text:p>8</text:p>
          </draw:text-box>
        </draw:frame>
        <draw:custom-shape draw:style-name="gr7" draw:text-style-name="P1" draw:layer="layout" svg:width="1.27cm" svg:height="1.27cm" svg:x="20.723cm" svg:y="11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0.925cm" svg:height="0.962cm" svg:x="20.932cm" svg:y="11.515cm">
          <draw:text-box>
            <text:p>B</text:p>
          </draw:text-box>
        </draw:frame>
        <draw:custom-shape draw:style-name="gr7" draw:text-style-name="P1" draw:layer="layout" svg:width="1.27cm" svg:height="1.27cm" svg:x="19.453cm" svg:y="1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0.853cm" svg:height="0.962cm" svg:x="19.662cm" svg:y="12.785cm">
          <draw:text-box>
            <text:p>8</text:p>
          </draw:text-box>
        </draw:frame>
        <draw:custom-shape draw:style-name="gr7" draw:text-style-name="P1" draw:layer="layout" svg:width="1.27cm" svg:height="1.27cm" svg:x="20.723cm" svg:y="1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layer="layout" svg:width="0.959cm" svg:height="0.962cm" svg:x="20.932cm" svg:y="12.785cm">
          <draw:text-box>
            <text:p>C</text:p>
          </draw:text-box>
        </draw:frame>
        <draw:custom-shape draw:style-name="gr6" draw:text-style-name="P1" draw:id="id17" draw:layer="layout" svg:width="1.27cm" svg:height="1.27cm" svg:x="22.628cm" svg:y="11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0.853cm" svg:height="0.962cm" svg:x="22.837cm" svg:y="11.515cm">
          <draw:text-box>
            <text:p>9</text:p>
          </draw:text-box>
        </draw:frame>
        <draw:custom-shape draw:style-name="gr7" draw:text-style-name="P1" draw:layer="layout" svg:width="1.27cm" svg:height="1.27cm" svg:x="23.898cm" svg:y="11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layer="layout" svg:width="0.925cm" svg:height="0.962cm" svg:x="24.107cm" svg:y="11.515cm">
          <draw:text-box>
            <text:p>B</text:p>
          </draw:text-box>
        </draw:frame>
        <draw:custom-shape draw:style-name="gr12" draw:text-style-name="P1" draw:layer="layout" svg:width="1.27cm" svg:height="1.27cm" svg:x="22.628cm" svg:y="1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27cm" svg:height="1.27cm" svg:x="23.898cm" svg:y="1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curve" svg:x1="8.658cm" svg:y1="8.821cm" svg:x2="10.563cm" svg:y2="11.361cm" draw:start-shape="id10" draw:start-glue-point="2" draw:end-shape="id11" draw:end-glue-point="0" svg:d="m8658 8821c0 1905 1905 635 1905 2540">
          <text:p/>
        </draw:connector>
        <draw:connector draw:style-name="gr5" draw:text-style-name="P1" draw:layer="layout" draw:type="curve" svg:x1="10.563cm" svg:y1="8.821cm" svg:x2="13.738cm" svg:y2="11.361cm" draw:start-shape="id7" draw:start-glue-point="2" draw:end-shape="id12" draw:end-glue-point="0" svg:d="m10563 8821c0 1905 3175 635 3175 2540">
          <text:p/>
        </draw:connector>
        <draw:connector draw:style-name="gr5" draw:text-style-name="P1" draw:layer="layout" draw:type="curve" svg:x1="11.833cm" svg:y1="8.821cm" svg:x2="16.913cm" svg:y2="11.361cm" draw:start-shape="id13" draw:start-glue-point="2" draw:end-shape="id14" draw:end-glue-point="0" svg:d="m11833 8821c0 1905 5080 635 5080 2540">
          <text:p/>
        </draw:connector>
        <draw:connector draw:style-name="gr5" draw:text-style-name="P1" draw:layer="layout" draw:type="curve" svg:x1="13.738cm" svg:y1="8.821cm" svg:x2="20.088cm" svg:y2="11.361cm" draw:start-shape="id8" draw:start-glue-point="2" draw:end-shape="id15" draw:end-glue-point="0" svg:d="m13738 8821c0 1905 6350 635 6350 2540">
          <text:p/>
        </draw:connector>
        <draw:connector draw:style-name="gr5" draw:text-style-name="P1" draw:layer="layout" draw:type="curve" draw:line-skew="-0.318cm" svg:x1="15.008cm" svg:y1="8.821cm" svg:x2="23.263cm" svg:y2="11.361cm" draw:start-shape="id16" draw:start-glue-point="2" draw:end-shape="id17" draw:end-glue-point="0" svg:d="m15008 8821c0 1428 8255 158 8255 2540">
          <text:p/>
        </draw:connector>
        <draw:frame draw:style-name="gr2" draw:layer="layout" svg:width="4.39cm" svg:height="0.962cm" svg:x="1.463cm" svg:y="2.625cm">
          <draw:text-box>
            <text:p>Index Level 2</text:p>
          </draw:text-box>
        </draw:frame>
        <draw:frame draw:style-name="gr3" draw:layer="layout" svg:width="4.401cm" svg:height="0.962cm" svg:x="1.463cm" svg:y="5.165cm">
          <draw:text-box>
            <text:p>Index Level 1</text:p>
          </draw:text-box>
        </draw:frame>
        <draw:frame draw:style-name="gr3" draw:layer="layout" svg:width="4.301cm" svg:height="0.962cm" svg:x="1.463cm" svg:y="7.705cm">
          <draw:text-box>
            <text:p>Index Level 0</text:p>
          </draw:text-box>
        </draw:frame>
        <draw:frame draw:style-name="gr3" draw:text-style-name="P2" draw:layer="layout" svg:width="1.932cm" svg:height="0.962cm" svg:x="1.463cm" svg:y="11.515cm">
          <draw:text-box>
            <text:p text:style-name="P2">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kas Lalinsky</meta:initial-creator>
    <meta:creation-date>2011-01-29T22:44:35</meta:creation-date>
    <dc:date>2011-01-29T23:41:02</dc:date>
    <dc:creator>Lukas Lalinsky</dc:creator>
    <meta:editing-duration>PT00H41M15S</meta:editing-duration>
    <meta:editing-cycles>8</meta:editing-cycles>
    <meta:generator>OpenOffice.org/3.2$Linux OpenOffice.org_project/320m19$Build-9505</meta:generator>
    <meta:document-statistic meta:object-count="83"/>
  </office:meta>
</office:document-meta>
</file>